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github.com/Laureleveque/Leveque_Laurence_1_code_05202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4T19:49:05.171000000</dc:date>
    <meta:editing-duration>PT4M2S</meta:editing-duration>
    <meta:editing-cycles>3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1" meta:word-count="1" meta:character-count="62" meta:non-whitespace-character-count="62"/>
  </office:meta>
</office:document-meta>
</file>